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" svg:font-family="STIX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imFunctionKeyMappings" style:family="table">
      <style:table-properties style:width="25.7cm" table:align="margins"/>
    </style:style>
    <style:style style:name="VimFunctionKeyMappings.A" style:family="table-column">
      <style:table-column-properties style:column-width="2.408cm" style:rel-column-width="1365*"/>
    </style:style>
    <style:style style:name="VimFunctionKeyMappings.B" style:family="table-column">
      <style:table-column-properties style:column-width="1.9cm" style:rel-column-width="1077*"/>
    </style:style>
    <style:style style:name="VimFunctionKeyMappings.G" style:family="table-column">
      <style:table-column-properties style:column-width="1.931cm" style:rel-column-width="1095*"/>
    </style:style>
    <style:style style:name="VimFunctionKeyMappings.H" style:family="table-column">
      <style:table-column-properties style:column-width="1.977cm" style:rel-column-width="1121*"/>
    </style:style>
    <style:style style:name="VimFunctionKeyMappings.I" style:family="table-column">
      <style:table-column-properties style:column-width="1.976cm" style:rel-column-width="1120*"/>
    </style:style>
    <style:style style:name="VimFunctionKeyMappings.A1" style:family="table-cell">
      <style:table-cell-properties fo:padding="0.097cm" fo:border-left="0.05pt solid #000000" fo:border-right="none" fo:border-top="0.05pt solid #000000" fo:border-bottom="0.05pt solid #000000"/>
    </style:style>
    <style:style style:name="VimFunctionKeyMappings.M1" style:family="table-cell">
      <style:table-cell-properties fo:padding="0.097cm" fo:border="0.05pt solid #000000"/>
    </style:style>
    <style:style style:name="VimFunctionKeyMappings.A2" style:family="table-cell">
      <style:table-cell-properties fo:padding="0.097cm" fo:border-left="0.05pt solid #000000" fo:border-right="none" fo:border-top="none" fo:border-bottom="0.05pt solid #000000"/>
    </style:style>
    <style:style style:name="VimFunctionKeyMappings.G2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VimFunctionKeyMappings.M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VimFunctionKeyMappings.M4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5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6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7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8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9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13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14" style:family="table-cell">
      <style:table-cell-properties fo:padding="0.097cm" fo:border-left="0.05pt solid #000000" fo:border-right="0.05pt solid #000000" fo:border-top="none" fo:border-bottom="0.05pt solid #000000"/>
    </style:style>
    <style:style style:name="VimFunctionKeyMappings.M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07d7d7" officeooo:paragraph-rsid="0007d7d7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fo:font-weight="bold" officeooo:rsid="0007d7d7" officeooo:paragraph-rsid="0007d7d7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fo:font-weight="bold" officeooo:rsid="0007d7d7" officeooo:paragraph-rsid="000951df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bcadc" officeooo:paragraph-rsid="000bcadc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7d7d7" officeooo:paragraph-rsid="0007d7d7" style:font-size-asian="10pt" style:font-size-complex="10pt"/>
    </style:style>
    <style:style style:name="P7" style:family="paragraph" style:parent-style-name="Table_20_Contents">
      <style:text-properties fo:font-size="10pt" officeooo:rsid="0012b170" officeooo:paragraph-rsid="0012b170" style:font-size-asian="10pt" style:font-size-complex="10pt"/>
    </style:style>
    <style:style style:name="P8" style:family="paragraph" style:parent-style-name="Table_20_Contents">
      <style:text-properties fo:font-size="10pt" officeooo:rsid="00154b12" officeooo:paragraph-rsid="00154b12" style:font-size-asian="10pt" style:font-size-complex="10pt"/>
    </style:style>
    <style:style style:name="P9" style:family="paragraph" style:parent-style-name="Table_20_Contents">
      <style:text-properties fo:font-size="10pt" officeooo:rsid="00154b12" officeooo:paragraph-rsid="00171bb7" style:font-size-asian="10pt" style:font-size-complex="10pt"/>
    </style:style>
    <style:style style:name="P10" style:family="paragraph" style:parent-style-name="Table_20_Contents">
      <style:text-properties fo:font-size="10pt" fo:background-color="#fffbcc" style:font-size-asian="10pt" style:font-size-complex="10pt"/>
    </style:style>
    <style:style style:name="P11" style:family="paragraph" style:parent-style-name="Table_20_Contents">
      <style:text-properties fo:font-size="10pt" officeooo:rsid="00104eee" officeooo:paragraph-rsid="00104eee" fo:background-color="#fffbcc" style:font-size-asian="10pt" style:font-size-complex="10pt"/>
    </style:style>
    <style:style style:name="P12" style:family="paragraph" style:parent-style-name="Table_20_Contents">
      <style:text-properties fo:font-size="10pt" officeooo:rsid="0012b170" officeooo:paragraph-rsid="0012b170" fo:background-color="#fffbcc" style:font-size-asian="10pt" style:font-size-complex="10pt"/>
    </style:style>
    <style:style style:name="P13" style:family="paragraph" style:parent-style-name="Table_20_Contents">
      <style:text-properties fo:font-size="10pt" officeooo:rsid="0012b170" officeooo:paragraph-rsid="001b5d1b" fo:background-color="#fffbcc" style:font-size-asian="10pt" style:font-size-complex="10pt"/>
    </style:style>
    <style:style style:name="P14" style:family="paragraph" style:parent-style-name="Table_20_Contents">
      <style:text-properties fo:font-size="10pt" officeooo:rsid="00131cf7" officeooo:paragraph-rsid="00131cf7" fo:background-color="#fffbcc" style:font-size-asian="10pt" style:font-size-complex="10pt"/>
    </style:style>
    <style:style style:name="P15" style:family="paragraph" style:parent-style-name="Table_20_Contents">
      <style:text-properties fo:font-size="10pt" officeooo:rsid="0013b6ce" officeooo:paragraph-rsid="0019ba71" fo:background-color="#fffbcc" style:font-size-asian="10pt" style:font-size-complex="10pt"/>
    </style:style>
    <style:style style:name="P16" style:family="paragraph" style:parent-style-name="Table_20_Contents">
      <style:text-properties fo:font-size="10pt" officeooo:rsid="0016ac37" officeooo:paragraph-rsid="0016ac37" fo:background-color="#fffbcc" style:font-size-asian="10pt" style:font-size-complex="10pt"/>
    </style:style>
    <style:style style:name="P17" style:family="paragraph" style:parent-style-name="Table_20_Contents">
      <style:text-properties fo:font-size="10pt" officeooo:rsid="001ce70b" officeooo:paragraph-rsid="001ce70b" fo:background-color="#fffbcc" style:font-size-asian="10pt" style:font-size-complex="10pt"/>
    </style:style>
    <style:style style:name="P18" style:family="paragraph" style:parent-style-name="Table_20_Contents">
      <style:text-properties fo:color="#ce181e" fo:font-size="10pt" officeooo:rsid="000a7a75" officeooo:paragraph-rsid="000a7a75" style:font-size-asian="10pt" style:font-size-complex="10pt"/>
    </style:style>
    <style:style style:name="P19" style:family="paragraph" style:parent-style-name="Table_20_Contents">
      <style:text-properties fo:color="#ce181e" fo:font-size="10pt" officeooo:rsid="000ba09a" officeooo:paragraph-rsid="000ba09a" style:font-size-asian="10pt" style:font-size-complex="10pt"/>
    </style:style>
    <style:style style:name="P20" style:family="paragraph" style:parent-style-name="Table_20_Contents">
      <style:text-properties fo:color="#ce181e" fo:font-size="10pt" officeooo:rsid="000ba09a" officeooo:paragraph-rsid="0016ac37" style:font-size-asian="10pt" style:font-size-complex="10pt"/>
    </style:style>
    <style:style style:name="P21" style:family="paragraph" style:parent-style-name="Standard">
      <style:text-properties officeooo:rsid="000f1f7b" officeooo:paragraph-rsid="000f1f7b"/>
    </style:style>
    <style:style style:name="T1" style:family="text">
      <style:text-properties style:font-name="STIX" style:font-name-asian="STIX" style:font-name-complex="STIX"/>
    </style:style>
    <style:style style:name="T2" style:family="text">
      <style:text-properties style:font-name="STIX" officeooo:rsid="000951df" style:font-name-asian="STIX" style:font-name-complex="STIX"/>
    </style:style>
    <style:style style:name="T3" style:family="text">
      <style:text-properties style:font-name="Liberation Serif" officeooo:rsid="000951df" style:font-name-asian="STIX" style:font-name-complex="STIX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#fffbcc" loext:char-shading-value="0" style:font-size-asian="10.5pt"/>
    </style:style>
    <style:style style:name="T6" style:family="text">
      <style:text-properties style:use-window-font-color="true" officeooo:rsid="0016ac37" fo:background-color="#fffbcc" loext:char-shading-value="0"/>
    </style:style>
    <style:style style:name="T7" style:family="text">
      <style:text-properties style:use-window-font-color="true" fo:background-color="transparent" loext:char-shading-value="0" style:font-size-asian="10.5pt"/>
    </style:style>
    <style:style style:name="T8" style:family="text">
      <style:text-properties style:use-window-font-color="true" officeooo:rsid="0016ac37" fo:background-color="transparent" loext:char-shading-value="0"/>
    </style:style>
    <style:style style:name="T9" style:family="text">
      <style:text-properties style:use-window-font-color="true" officeooo:rsid="0016ac37" fo:background-color="transparent" loext:char-shading-value="0"/>
    </style:style>
    <style:style style:name="T10" style:family="text">
      <style:text-properties style:use-window-font-color="true" officeooo:rsid="0016ac37"/>
    </style:style>
    <style:style style:name="T11" style:family="text">
      <style:text-properties fo:color="#ce181e"/>
    </style:style>
    <style:style style:name="T12" style:family="text">
      <style:text-properties fo:color="#00599d"/>
    </style:style>
    <style:style style:name="T13" style:family="text">
      <style:text-properties fo:color="#00599d" officeooo:rsid="000f3320"/>
    </style:style>
    <style:style style:name="T14" style:family="text">
      <style:text-properties fo:color="#f9a870"/>
    </style:style>
    <style:style style:name="T15" style:family="text">
      <style:text-properties fo:color="#f9a870" officeooo:rsid="000f3320"/>
    </style:style>
    <style:style style:name="T16" style:family="text">
      <style:text-properties officeooo:rsid="0014887f"/>
    </style:style>
    <style:style style:name="T17" style:family="text">
      <style:text-properties officeooo:rsid="00154b12"/>
    </style:style>
    <style:style style:name="T18" style:family="text">
      <style:text-properties officeooo:rsid="0016ac37"/>
    </style:style>
    <style:style style:name="T19" style:family="text">
      <style:text-properties officeooo:rsid="00171bb7"/>
    </style:style>
    <style:style style:name="T20" style:family="text">
      <style:text-properties officeooo:rsid="00188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VimFunctionKeyMappings" table:style-name="VimFunctionKeyMappings">
        <table:table-column table:style-name="VimFunctionKeyMappings.A"/>
        <table:table-column table:style-name="VimFunctionKeyMappings.B" table:number-columns-repeated="5"/>
        <table:table-column table:style-name="VimFunctionKeyMappings.G"/>
        <table:table-column table:style-name="VimFunctionKeyMappings.H"/>
        <table:table-column table:style-name="VimFunctionKeyMappings.I"/>
        <table:table-column table:style-name="VimFunctionKeyMappings.H" table:number-columns-repeated="4"/>
        <table:table-row>
          <table:table-cell table:style-name="VimFunctionKeyMappings.A1" office:value-type="string">
            <text:p text:style-name="P1">Modifier</text:p>
          </table:table-cell>
          <table:table-cell table:style-name="VimFunctionKeyMappings.A1" office:value-type="string">
            <text:p text:style-name="P1">F1</text:p>
          </table:table-cell>
          <table:table-cell table:style-name="VimFunctionKeyMappings.A1" office:value-type="string">
            <text:p text:style-name="P1">F2</text:p>
          </table:table-cell>
          <table:table-cell table:style-name="VimFunctionKeyMappings.A1" office:value-type="string">
            <text:p text:style-name="P1">F3</text:p>
          </table:table-cell>
          <table:table-cell table:style-name="VimFunctionKeyMappings.A1" office:value-type="string">
            <text:p text:style-name="P1">F4</text:p>
          </table:table-cell>
          <table:table-cell table:style-name="VimFunctionKeyMappings.A1" office:value-type="string">
            <text:p text:style-name="P1">F5</text:p>
          </table:table-cell>
          <table:table-cell table:style-name="VimFunctionKeyMappings.A1" office:value-type="string">
            <text:p text:style-name="P1">F6</text:p>
          </table:table-cell>
          <table:table-cell table:style-name="VimFunctionKeyMappings.A1" office:value-type="string">
            <text:p text:style-name="P1">F7</text:p>
          </table:table-cell>
          <table:table-cell table:style-name="VimFunctionKeyMappings.A1" office:value-type="string">
            <text:p text:style-name="P1">F8</text:p>
          </table:table-cell>
          <table:table-cell table:style-name="VimFunctionKeyMappings.A1" office:value-type="string">
            <text:p text:style-name="P1">F9</text:p>
          </table:table-cell>
          <table:table-cell table:style-name="VimFunctionKeyMappings.A1" office:value-type="string">
            <text:p text:style-name="P1">F10</text:p>
          </table:table-cell>
          <table:table-cell table:style-name="VimFunctionKeyMappings.A1" office:value-type="string">
            <text:p text:style-name="P1">F11</text:p>
          </table:table-cell>
          <table:table-cell table:style-name="VimFunctionKeyMappings.M1" office:value-type="string">
            <text:p text:style-name="P1">F12</text:p>
          </table:table-cell>
        </table:table-row>
        <table:table-row>
          <table:table-cell table:style-name="VimFunctionKeyMappings.A2" office:value-type="string">
            <text:p text:style-name="P2">None</text:p>
          </table:table-cell>
          <table:table-cell table:style-name="VimFunctionKeyMappings.A2" office:value-type="string">
            <text:p text:style-name="P18">Help</text:p>
          </table:table-cell>
          <table:table-cell table:style-name="VimFunctionKeyMappings.A2" office:value-type="string">
            <text:p text:style-name="P18">Rename</text:p>
          </table:table-cell>
          <table:table-cell table:style-name="VimFunctionKeyMappings.A2" office:value-type="string">
            <text:p text:style-name="P18">Find Next</text:p>
          </table:table-cell>
          <table:table-cell table:style-name="VimFunctionKeyMappings.A2" office:value-type="string">
            <text:p text:style-name="P7">Next colour scheme</text:p>
          </table:table-cell>
          <table:table-cell table:style-name="VimFunctionKeyMappings.A2" office:value-type="string">
            <text:p text:style-name="P18">refresh</text:p>
          </table:table-cell>
          <table:table-cell table:style-name="VimFunctionKeyMappings.G2" office:value-type="string">
            <text:p text:style-name="P13">NERDTree open/close</text:p>
          </table:table-cell>
          <table:table-cell table:style-name="VimFunctionKeyMappings.G2" office:value-type="string">
            <text:p text:style-name="P14">Quickfix Open</text:p>
          </table:table-cell>
          <table:table-cell table:style-name="VimFunctionKeyMappings.G2" office:value-type="string">
            <text:p text:style-name="P14">Next Error (quickfix)</text:p>
          </table:table-cell>
          <table:table-cell table:style-name="VimFunctionKeyMappings.G2" office:value-type="string">
            <text:p text:style-name="P15"><text:span text:style-name="T18">C-support: Compile and link</text:span></text:p>
          </table:table-cell>
          <table:table-cell table:style-name="VimFunctionKeyMappings.G2" office:value-type="string">
            <text:p text:style-name="P10"/>
          </table:table-cell>
          <table:table-cell table:style-name="VimFunctionKeyMappings.G2" office:value-type="string">
            <text:p text:style-name="P11">:Tlist<text:line-break/><text:span text:style-name="T16">open/Close</text:span></text:p>
          </table:table-cell>
          <table:table-cell table:style-name="VimFunctionKeyMappings.M2" office:value-type="string">
            <text:p text:style-name="P12">:write (save)</text:p>
          </table:table-cell>
        </table:table-row>
        <table:table-row>
          <table:table-cell table:style-name="VimFunctionKeyMappings.A2" office:value-type="string">
            <text:p text:style-name="P2">Shift</text:p>
          </table:table-cell>
          <table:table-cell table:style-name="VimFunctionKeyMappings.A2" office:value-type="string">
            <text:p text:style-name="P18">What’s This?</text:p>
          </table:table-cell>
          <table:table-cell table:style-name="VimFunctionKeyMappings.A2" office:value-type="string">
            <text:p text:style-name="P9"><text:span text:style-name="T9">C-support:</text:span><text:line-break/><text:span text:style-name="T19">H</text:span>eader-</text:p>
            <text:p text:style-name="P8"><text:span text:style-name="T19">s</text:span>ource <text:s/><text:span text:style-name="T20">toggle</text:span></text:p>
          </table:table-cell>
          <table:table-cell table:style-name="VimFunctionKeyMappings.A2" office:value-type="string">
            <text:p text:style-name="P18">Find Prev.</text:p>
          </table:table-cell>
          <table:table-cell table:style-name="VimFunctionKeyMappings.A2" office:value-type="string">
            <text:p text:style-name="P7">Prev colour scheme</text:p>
          </table:table-cell>
          <table:table-cell table:style-name="VimFunctionKeyMappings.A2" office:value-type="string">
            <text:p text:style-name="P7"/>
          </table:table-cell>
          <table:table-cell table:style-name="VimFunctionKeyMappings.G2" office:value-type="string">
            <text:p text:style-name="P17">MiniBufferExplorer open/close</text:p>
          </table:table-cell>
          <table:table-cell table:style-name="VimFunctionKeyMappings.G2" office:value-type="string">
            <text:p text:style-name="P14">Quickfix Close</text:p>
          </table:table-cell>
          <table:table-cell table:style-name="VimFunctionKeyMappings.G2" office:value-type="string">
            <text:p text:style-name="P14">Prev Error<text:line-break/>(quickfix)</text:p>
          </table:table-cell>
          <table:table-cell table:style-name="VimFunctionKeyMappings.G2" office:value-type="string">
            <text:p text:style-name="P16">C-support: set cmd line args</text:p>
          </table:table-cell>
          <table:table-cell table:style-name="VimFunctionKeyMappings.G2" office:value-type="string">
            <text:p text:style-name="P10"/>
          </table:table-cell>
          <table:table-cell table:style-name="VimFunctionKeyMappings.G2" office:value-type="string">
            <text:p text:style-name="P15">Show Tag under cursor</text:p>
          </table:table-cell>
          <table:table-cell table:style-name="VimFunctionKeyMappings.M2" office:value-type="string">
            <text:p text:style-name="P10"/>
          </table:table-cell>
        </table:table-row>
        <table:table-row>
          <table:table-cell table:style-name="VimFunctionKeyMappings.A2" office:value-type="string">
            <text:p text:style-name="P2">Control</text:p>
          </table:table-cell>
          <table:table-cell table:style-name="VimFunctionKeyMappings.A2" office:value-type="string">
            <text:p text:style-name="P19">Desktop 1</text:p>
          </table:table-cell>
          <table:table-cell table:style-name="VimFunctionKeyMappings.A2" office:value-type="string">
            <text:p text:style-name="P19">Desktop 2</text:p>
          </table:table-cell>
          <table:table-cell table:style-name="VimFunctionKeyMappings.A2" office:value-type="string">
            <text:p text:style-name="P19">Desktop 3</text:p>
          </table:table-cell>
          <table:table-cell table:style-name="VimFunctionKeyMappings.A2" office:value-type="string">
            <text:p text:style-name="P19">Desktop 4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19">Toggle Present Windows<text:line-break/>(<text:span text:style-name="T17">app</text:span>)</text:p>
          </table:table-cell>
          <table:table-cell table:style-name="VimFunctionKeyMappings.A2" office:value-type="string">
            <text:p text:style-name="P19">Show Desktop Grid</text:p>
          </table:table-cell>
          <table:table-cell table:style-name="VimFunctionKeyMappings.A2" office:value-type="string">
            <text:p text:style-name="P20">Toggle Present Windows (desktop)<text:line-break/><text:span text:style-name="T4"><text:line-break/></text:span><text:span text:style-name="T9">C-support: Run Executable</text:span></text:p>
          </table:table-cell>
          <table:table-cell table:style-name="VimFunctionKeyMappings.A2" office:value-type="string">
            <text:p text:style-name="P19">Toggle Present Windows (all dtops)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M4" office:value-type="string">
            <text:p text:style-name="P18">Show Desktop</text:p>
          </table:table-cell>
        </table:table-row>
        <table:table-row>
          <table:table-cell table:style-name="VimFunctionKeyMappings.A2" office:value-type="string">
            <text:p text:style-name="P2">Meta <text:span text:style-name="T2">⊞</text:span>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6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19">Mv mouse to focus</text:p>
          </table:table-cell>
          <table:table-cell table:style-name="VimFunctionKeyMappings.A2" office:value-type="string">
            <text:p text:style-name="P19">Mv mouse to centre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5" office:value-type="string">
            <text:p text:style-name="P5"/>
          </table:table-cell>
        </table:table-row>
        <table:table-row>
          <table:table-cell table:style-name="VimFunctionKeyMappings.A2" office:value-type="string">
            <text:p text:style-name="P2">Alternate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19">Window Operations</text:p>
          </table:table-cell>
          <table:table-cell table:style-name="VimFunctionKeyMappings.A2" office:value-type="string">
            <text:p text:style-name="P19">Close Window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20"><text:span text:style-name="T9">C-support:<text:line-break/>Write &amp; Compile</text:span>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6" office:value-type="string">
            <text:p text:style-name="P5"/>
          </table:table-cell>
        </table:table-row>
        <table:table-row>
          <table:table-cell table:style-name="VimFunctionKeyMappings.A2" office:value-type="string">
            <text:p text:style-name="P2">Shf + Ctrl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7" office:value-type="string">
            <text:p text:style-name="P5"/>
          </table:table-cell>
        </table:table-row>
        <table:table-row>
          <table:table-cell table:style-name="VimFunctionKeyMappings.A2" office:value-type="string">
            <text:p text:style-name="P2">Shf + Alt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19">Run cmd. clipboard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8" office:value-type="string">
            <text:p text:style-name="P19">Suspend Compositing</text:p>
          </table:table-cell>
        </table:table-row>
        <table:table-row>
          <table:table-cell table:style-name="VimFunctionKeyMappings.A2" office:value-type="string">
            <text:p text:style-name="P3">Shf + <text:span text:style-name="T2">⊞</text:span>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9" office:value-type="string">
            <text:p text:style-name="P5"/>
          </table:table-cell>
        </table:table-row>
        <table:table-row>
          <table:table-cell table:style-name="VimFunctionKeyMappings.G2" office:value-type="string">
            <text:p text:style-name="P2">Ctrl + Alt</text:p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M2" office:value-type="string">
            <text:p text:style-name="P5"/>
          </table:table-cell>
        </table:table-row>
        <table:table-row>
          <table:table-cell table:style-name="VimFunctionKeyMappings.G2" office:value-type="string">
            <text:p text:style-name="P3">Ctrl + <text:span text:style-name="T2">⊞</text:span></text:p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M2" office:value-type="string">
            <text:p text:style-name="P5"/>
          </table:table-cell>
        </table:table-row>
        <table:table-row>
          <table:table-cell table:style-name="VimFunctionKeyMappings.G2" office:value-type="string">
            <text:p text:style-name="P3"><text:span text:style-name="T2">⊞</text:span><text:span text:style-name="T3"> + Alt</text:span></text:p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M2" office:value-type="string">
            <text:p text:style-name="P5"/>
          </table:table-cell>
        </table:table-row>
        <table:table-row>
          <table:table-cell table:style-name="VimFunctionKeyMappings.A2" office:value-type="string">
            <text:p text:style-name="P4">Shf-Ctrl-<text:span text:style-name="T2">⊞</text:span>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15" office:value-type="string">
            <text:p text:style-name="P5"/>
          </table:table-cell>
        </table:table-row>
        <table:table-row>
          <table:table-cell table:style-name="VimFunctionKeyMappings.A2" office:value-type="string">
            <text:p text:style-name="P4">Shf-Ctrl-Alt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15" office:value-type="string">
            <text:p text:style-name="P5"/>
          </table:table-cell>
        </table:table-row>
        <text:soft-page-break/>
        <table:table-row>
          <table:table-cell table:style-name="VimFunctionKeyMappings.A2" office:value-type="string">
            <text:p text:style-name="P4">Shf-<text:span text:style-name="T2">⊞</text:span>-Alt</text:p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A2" office:value-type="string">
            <text:p text:style-name="P5"/>
          </table:table-cell>
          <table:table-cell table:style-name="VimFunctionKeyMappings.M15" office:value-type="string">
            <text:p text:style-name="P5"/>
          </table:table-cell>
        </table:table-row>
        <table:table-row>
          <table:table-cell table:style-name="VimFunctionKeyMappings.G2" office:value-type="string">
            <text:p text:style-name="P4">Ctrl-<text:span text:style-name="T2">⊞</text:span><text:span text:style-name="T1">-Alt</text:span></text:p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G2" office:value-type="string">
            <text:p text:style-name="P5"/>
          </table:table-cell>
          <table:table-cell table:style-name="VimFunctionKeyMappings.M2" office:value-type="string">
            <text:p text:style-name="P5"/>
          </table:table-cell>
        </table:table-row>
      </table:table>
      <text:p text:style-name="Standard"/>
      <text:p text:style-name="P21">Key: <text:s/><text:line-break/><text:span text:style-name="T11">Red items:</text:span><text:span text:style-name="T4"> KDE shortcuts <text:s/>| <text:s/></text:span><text:span text:style-name="T13">Blue</text:span><text:span text:style-name="T12"> items</text:span><text:span text:style-name="T4">: MS Windows shortcuts <text:s/>| </text:span><text:span text:style-name="T15">Orange</text:span><text:span text:style-name="T14"> items</text:span><text:span text:style-name="T4">: <text:s/>OsX shortcuts <text:s/>| <text:s/></text:span><text:span text:style-name="T5">Yellow cell:</text:span><text:span text:style-name="T7"> <text:s/>Target area for gVim shortcu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" svg:font-family="STIX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24:54.320683153</meta:creation-date>
    <dc:date>2018-11-20T17:21:17.463357956</dc:date>
    <meta:editing-duration>PT1H16M48S</meta:editing-duration>
    <meta:editing-cycles>8</meta:editing-cycles>
    <meta:generator>LibreOffice/6.0.5.2$Linux_X86_64 LibreOffice_project/00m0$Build-2</meta:generator>
    <meta:document-statistic meta:table-count="1" meta:image-count="0" meta:object-count="0" meta:page-count="2" meta:paragraph-count="66" meta:word-count="165" meta:character-count="959" meta:non-whitespace-character-count="849"/>
  </office:meta>
</office:document-meta>
</file>